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Perpetua" svg:font-family="Perpetu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6.925in"/>
    </style:style>
    <style:style style:name="Table1.A1" style:family="table-cell">
      <style:table-cell-properties style:vertical-align="middle" fo:padding="0.0313in" fo:border="none"/>
    </style:style>
    <style:style style:name="P1" style:family="paragraph" style:parent-style-name="Standard">
      <style:text-properties officeooo:rsid="00179e4a" officeooo:paragraph-rsid="00179e4a"/>
    </style:style>
    <style:style style:name="P2" style:family="paragraph" style:parent-style-name="Standard">
      <style:text-properties officeooo:paragraph-rsid="0017d405"/>
    </style:style>
    <style:style style:name="P3" style:family="paragraph" style:parent-style-name="Standard">
      <style:text-properties officeooo:rsid="00195f35" officeooo:paragraph-rsid="00195f35"/>
    </style:style>
    <style:style style:name="P4" style:family="paragraph" style:parent-style-name="Standard">
      <style:text-properties officeooo:paragraph-rsid="002b0fe9"/>
    </style:style>
    <style:style style:name="P5" style:family="paragraph" style:parent-style-name="Standard">
      <style:text-properties officeooo:paragraph-rsid="00179e4a"/>
    </style:style>
    <style:style style:name="P6" style:family="paragraph" style:parent-style-name="Table_20_Contents">
      <style:text-properties fo:font-size="2pt" style:font-size-asian="2pt" style:font-size-complex="2pt"/>
    </style:style>
    <style:style style:name="T1" style:family="text">
      <style:text-properties officeooo:rsid="00179e4a"/>
    </style:style>
    <style:style style:name="T2" style:family="text">
      <style:text-properties style:font-name="Perpetua" fo:font-size="12pt" fo:font-style="italic" style:font-size-asian="12pt" style:font-style-asian="italic" style:font-size-complex="12pt"/>
    </style:style>
    <style:style style:name="T3" style:family="text">
      <style:text-properties style:font-name="Perpetua" fo:font-size="12pt" fo:font-style="normal" style:font-size-asian="12pt" style:font-style-asian="normal" style:font-size-complex="12pt" style:font-style-complex="normal"/>
    </style:style>
    <style:style style:name="T4" style:family="text">
      <style:text-properties officeooo:rsid="0017d405"/>
    </style:style>
    <style:style style:name="T5" style:family="text">
      <style:text-properties officeooo:rsid="002cc7a5"/>
    </style:style>
    <style:style style:name="T6" style:family="text">
      <style:text-properties officeooo:rsid="002e47f4"/>
    </style:style>
    <style:style style:name="T7" style:family="text">
      <style:text-properties officeooo:rsid="00363909"/>
    </style:style>
    <style:style style:name="T8" style:family="text">
      <style:text-properties officeooo:rsid="0036504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ctl01_StudentCompetencyArray_ctl00_RowNumberLabel"/><text:bookmark text:name="ctl01_GoalInfo"/><text:bookmark text:name="ctl01_ShowGoalsSyllabus"/><text:span text:style-name="Strong_20_Emphasis">1. </text:span><text:bookmark text:name="ctl01_StudentCompetencyArray_ctl00_CompetencyfromMaster"/><text:span text:style-name="Strong_20_Emphasis">Understand/demonstrate the writing and speaking processes through invention, organization, drafting, revisions, editing and presentation</text:span> </text:p>
      <text:p text:style-name="P5"><text:span text:style-name="T1">In this course our assignments consistently began with lecture and reading based instruction, including examples. We analyzed various aspects of the writing method at hand, and then used our knowledge to create our own pieces of writing. Most assignments were staged with peer review by classmates and the instructor with multiple revisions. Through this we </text:span><text:span text:style-name="T7">both</text:span><text:span text:style-name="T1"> got and gave feedback, which further exposed us to the process of creating a good written product. Some of these projects also led to presenting our work to the class, and reviewing the work others presented. See “Instructional Methods” and “Course Schedule” in the syllabus. The </text:span><text:span text:style-name="T7">largest project we did in the</text:span><text:span text:style-name="T1"> class focused on </text:span><text:span text:style-name="T7">a research proposal that included writing and presentation</text:span><text:span text:style-name="T1">.</text:span></text:p>
      <text:p text:style-name="Standard"/>
      <text:p text:style-name="Standard"><text:bookmark text:name="ctl01_StudentCompetencyArray_ctl01_RowNumberLabel"/><text:bookmark text:name="ctl01_GoalInfo1"/><text:bookmark text:name="ctl01_ShowGoalsSyllabus1"/><text:span text:style-name="Strong_20_Emphasis">2. </text:span><text:bookmark text:name="ctl01_StudentCompetencyArray_ctl01_CompetencyfromMaster"/><text:span text:style-name="Strong_20_Emphasis">Participate effectively in groups with emphasis on listening, critical and reflective thinking, and responding</text:span> </text:p>
      <text:p text:style-name="P1">As stated before, most of our projects involved a good amount of peer review, which relied heavily on communication and reflection. We not only had to respectfully critique other<text:span text:style-name="T7">s</text:span>, but also take feedback from others with grace and use said feedback to effectively better our work. Even with our presentations, constructive feedback was expected to be applied on our next project. Some of these projects, including presentation, were group projects that required additional communication, scheduling, and other forms of self management. Most of these projects were too big to put off until the last minute, so planning and communication were critical to success. See “Instructional Methods” and “Additional Feedback” for references to this. The Course Schedule also reference group work and peer review.</text:p>
      <text:p text:style-name="Standard"><text:bookmark text:name="ctl01_ShowGoalsSyllabus2"/><text:bookmark text:name="ctl01_GoalInfo2"/></text:p>
      <table:table table:name="Table1" table:style-name="Table1">
        <table:table-column table:style-name="Table1.A"/>
        <table:table-row>
          <table:table-cell table:style-name="Table1.A1" office:value-type="string">
            <text:p text:style-name="P6"><text:bookmark text:name="ctl01_StudentCompetencyArray_ctl01_CompetencyMetText_CompetencyMetText_wrapper"/></text:p>
          </table:table-cell>
        </table:table-row>
        <table:table-row>
          <table:table-cell table:style-name="Table1.A1" office:value-type="string">
            <text:p text:style-name="Table_20_Contents"><text:bookmark text:name="ctl01_StudentCompetencyArray_ctl02_RowNumberLabel"/><text:span text:style-name="Strong_20_Emphasis">3. </text:span><text:bookmark text:name="ctl01_StudentCompetencyArray_ctl02_CompetencyfromMaster"/><text:span text:style-name="Strong_20_Emphasis">Locate, evaluate, and synthesize in a responsible manner material from diverse sources and points of view</text:span></text:p>
          </table:table-cell>
        </table:table-row>
      </table:table>
      <text:p text:style-name="P4"><text:span text:style-name="T5">A large portion of our </text:span><text:span text:style-name="T7">final</text:span><text:span text:style-name="T5"> project was focused on picking good sources and basing our conclusions off of those sources avoid</text:span><text:span text:style-name="T6">ing</text:span><text:span text:style-name="T5"> bias </text:span><text:span text:style-name="T6">as best as possible</text:span><text:span text:style-name="T5">. </text:span><text:span text:style-name="T7">We even spent some class meetings in the library, learning from the various librarians, with access to numerous databases and books with which to find sources.</text:span><text:span text:style-name="T5"> This also included finding preexisting solutions to the problems our proposals aimed to solve, so as to make our </text:span><text:span text:style-name="T6">own solutions as effective and practical as possible. Explaining why your solution is the best requires understanding other </text:span><text:span text:style-name="T8">potential </text:span><text:span text:style-name="T6">solutions in sufficient detail.</text:span></text:p>
      <text:p text:style-name="Standard"/>
      <text:p text:style-name="Standard"><text:bookmark text:name="ctl01_StudentCompetencyArray_ctl03_RowNumberLabel"/><text:bookmark text:name="ctl01_GoalInfo4"/><text:bookmark text:name="ctl01_ShowGoalsSyllabus4"/><text:span text:style-name="Strong_20_Emphasis">4. </text:span><text:bookmark text:name="ctl01_StudentCompetencyArray_ctl03_CompetencyfromMaster"/><text:span text:style-name="Strong_20_Emphasis">Select appropriate communication choices for specific audiences</text:span> </text:p>
      <text:p text:style-name="P1">The book we used, <text:span text:style-name="T2">The Engineering Communication Manual, </text:span><text:span text:style-name="T3">was very focused on the concept of audience and how important the context of communication is. Each of our assignments was heavily focused on understanding who you’re communicating with, and their perspective and knowledge of the topic at hand. One of the primary goals of this class was to help Engineers properly communicate with others that are not Engineers. Communicating complicated technical ideas with people that do not have the same technical background can be a major challenge, which is why this class was an expected course of most engineers at SDSU, and why it counted toward SDSU general communication goal. Week 1, Wed. 1/10 in the Course Schedule references many of the chapters, the first of which is all about “Understanding your audience”. </text:span></text:p>
      <text:p text:style-name="Standard"/>
      <text:p text:style-name="Standard"><text:bookmark text:name="ctl01_StudentCompetencyArray_ctl04_RowNumberLabel"/><text:bookmark text:name="ctl01_GoalInfo5"/><text:bookmark text:name="ctl01_ShowGoalsSyllabus5"/><text:span text:style-name="Strong_20_Emphasis">5. </text:span><text:bookmark text:name="ctl01_StudentCompetencyArray_ctl04_CompetencyfromMaster"/><text:span text:style-name="Strong_20_Emphasis">Construct logical and coherent arguments</text:span> </text:p>
      <text:p text:style-name="P3">Our final assignment, was a research based proposal that was then presented to the class. You can see the detail of this in the Grading section of the Course Schedule. For this we not only had to argue that our proposal was worthy of additional research, but the whole point of the proposal was to argue for a solution to a problem that we identified. I worked in a group to test the quality of internet connectivity <text:soft-page-break/>in various areas on campus. We found it lacking and argued for additional networking infrastructure <text:span text:style-name="T8">to solve this problem</text:span>. <text:span text:style-name="T8">This included published research papers, as well as our own hands on research.</text:span></text:p>
      <text:p text:style-name="Standard"/>
      <text:p text:style-name="Standard"><text:bookmark text:name="ctl01_StudentCompetencyArray_ctl05_RowNumberLabel"/><text:bookmark text:name="ctl01_GoalInfo6"/><text:bookmark text:name="ctl01_ShowGoalsSyllabus6"/><text:span text:style-name="Strong_20_Emphasis">6. </text:span><text:bookmark text:name="ctl01_StudentCompetencyArray_ctl05_CompetencyfromMaster"/><text:span text:style-name="Strong_20_Emphasis">Use authority, point-of-view, and individual voice and style in their writing and speaking</text:span> </text:p>
      <text:p text:style-name="P3">Since our communications were largely technical and professional, we talked about the various expectations of being concise, but also how to maintain our own writing style within that constraint. Your boss probably doesn’t have time to read a book you sent via email, when a short paragraph will summarize it. Maintaining the expected point of view within a written or spoken piece is also an expectation even in casual communication. These are major considerations in writing, but also in rhetorical analysis, which you can see in the “Course Schedule” was one of our first assignments. </text:p>
      <text:p text:style-name="Standard"/>
      <text:p text:style-name="Standard"><text:bookmark text:name="ctl01_StudentCompetencyArray_ctl06_RowNumberLabel"/><text:bookmark text:name="ctl01_GoalInfo7"/><text:bookmark text:name="ctl01_ShowGoalsSyllabus7"/><text:span text:style-name="Strong_20_Emphasis">7. </text:span><text:bookmark text:name="ctl01_StudentCompetencyArray_ctl06_CompetencyfromMaster"/><text:span text:style-name="Strong_20_Emphasis">Employ syntax and usage appropriate to academic disciplines and the professional world</text:span> </text:p>
      <text:p text:style-name="P2"><text:span text:style-name="T4">Looking at the “Grading” and “Course Schedule” sections of the course schedule, you can see that the assignments were largely focused on using the appropriate methods of communication and what those methods look like. Should I send an email or a text? What kind of grammar should you use in a Resume? How is a research paper different from a rhetorical analysis? The assignments were always assigned after we established and understood the proper context of the given assignment, and we always compared the syntactic differences between the various forms of communication. The majority of these assignments were also focused on the types of communication we will likely encounter in a professional job setting. There are many difference between an email you send to a coworker, and those that you send to your friend, even though they are both emails. </text:span><text:span text:style-name="T8">Examples and peer review were critical to conveying these concepts and expectation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Perpetua" svg:font-family="Perpetu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27T12:44:34.674000000</meta:creation-date>
    <dc:date>2020-10-27T18:50:32.749000000</dc:date>
    <meta:editing-duration>PT5M59S</meta:editing-duration>
    <meta:editing-cycles>1</meta:editing-cycles>
    <meta:generator>LibreOffice/7.0.1.2$Windows_X86_64 LibreOffice_project/7cbcfc562f6eb6708b5ff7d7397325de9e764452</meta:generator>
    <meta:document-statistic meta:table-count="1" meta:image-count="0" meta:object-count="0" meta:page-count="2" meta:paragraph-count="14" meta:word-count="913" meta:character-count="5760" meta:non-whitespace-character-count="4853"/>
  </office:meta>
</office:document-meta>
</file>